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dddddd" draw:textarea-horizontal-align="justify" draw:textarea-vertical-align="top" draw:auto-grow-height="true" draw:auto-grow-width="true" fo:min-height="0.343cm" fo:min-width="4.245cm" fo:padding-top="0.13cm" fo:padding-bottom="0.13cm" fo:padding-left="0.25cm" fo:padding-right="0.25cm" draw:shadow-color="#333333"/>
    </style:style>
    <style:style style:name="gr2" style:family="graphic" style:parent-style-name="standard">
      <style:graphic-properties draw:stroke="solid" svg:stroke-width="0.026cm" svg:stroke-color="#000000" draw:marker-end="Arrowheads_20_13" draw:marker-end-width="0.345cm" draw:marker-end-center="false" draw:fill="none" draw:fill-color="#ffffff" draw:textarea-horizontal-align="center" draw:textarea-vertical-align="middle" fo:padding-top="0.013cm" fo:padding-bottom="0.013cm" fo:padding-left="0.013cm" fo:padding-right="0.013cm" draw:shadow-color="#333333"/>
    </style:style>
    <style:style style:name="gr3" style:family="graphic" style:parent-style-name="standard">
      <style:graphic-properties draw:stroke="solid" svg:stroke-width="0.026cm" svg:stroke-color="#000000" draw:marker-end="Arrowheads_20_14" draw:marker-end-width="0.345cm" draw:marker-end-center="false" draw:fill="none" draw:fill-color="#ffffff" draw:textarea-horizontal-align="center" draw:textarea-vertical-align="middle" fo:padding-top="0.013cm" fo:padding-bottom="0.013cm" fo:padding-left="0.013cm" fo:padding-right="0.013cm" draw:shadow-color="#333333"/>
    </style:style>
    <style:style style:name="gr4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252cm" fo:min-width="4.16cm" fo:padding-top="0.13cm" fo:padding-bottom="0.13cm" fo:padding-left="0.25cm" fo:padding-right="0.25cm" draw:shadow-color="#333333"/>
    </style:style>
    <style:style style:name="gr5" style:family="graphic" style:parent-style-name="standard">
      <style:graphic-properties draw:stroke="none" draw:fill="none" draw:fill-color="#dddddd" draw:textarea-horizontal-align="justify" draw:textarea-vertical-align="top" draw:auto-grow-height="true" draw:auto-grow-width="true" fo:min-height="1.019cm" fo:min-width="11.5cm" fo:padding-top="0.13cm" fo:padding-bottom="0.13cm" fo:padding-left="0.25cm" fo:padding-right="0.25cm" draw:shadow-color="#333333"/>
    </style:style>
    <style:style style:name="gr6" style:family="graphic" style:parent-style-name="standard">
      <style:graphic-properties draw:stroke="solid" svg:stroke-width="0.026cm" svg:stroke-color="#000000" draw:fill="solid" draw:fill-color="#dddddd" draw:textarea-horizontal-align="center" draw:textarea-vertical-align="middle" fo:padding-top="0.013cm" fo:padding-bottom="0.013cm" fo:padding-left="0.013cm" fo:padding-right="0.013cm" draw:shadow-color="#333333"/>
    </style:style>
    <style:style style:name="gr7" style:family="graphic" style:parent-style-name="standard">
      <style:graphic-properties draw:stroke="solid" svg:stroke-width="0.026cm" svg:stroke-color="#000000" draw:fill="solid" draw:fill-color="#f1f1f1" draw:textarea-horizontal-align="center" draw:textarea-vertical-align="middle" fo:padding-top="0.013cm" fo:padding-bottom="0.013cm" fo:padding-left="0.013cm" fo:padding-right="0.013cm" draw:shadow-color="#333333"/>
    </style:style>
    <style:style style:name="gr8" style:family="graphic" style:parent-style-name="standard">
      <style:graphic-properties draw:stroke="solid" svg:stroke-width="0.026cm" svg:stroke-color="#000000" draw:fill="solid" draw:fill-color="#bdbdbd" draw:textarea-horizontal-align="center" draw:textarea-vertical-align="middle" fo:padding-top="0.013cm" fo:padding-bottom="0.013cm" fo:padding-left="0.013cm" fo:padding-right="0.013cm" draw:shadow-color="#333333"/>
    </style:style>
    <style:style style:name="gr9" style:family="graphic" style:parent-style-name="standard">
      <style:graphic-properties draw:stroke="solid" svg:stroke-width="0.026cm" svg:stroke-color="#000000" draw:fill="none" draw:fill-color="#ffffff" draw:textarea-horizontal-align="center" draw:textarea-vertical-align="middle" fo:padding-top="0.013cm" fo:padding-bottom="0.013cm" fo:padding-left="0.013cm" fo:padding-right="0.013cm" draw:shadow-color="#333333"/>
    </style:style>
    <style:style style:name="gr10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78cm" fo:min-width="5.347cm" fo:padding-top="0.13cm" fo:padding-bottom="0.13cm" fo:padding-left="0.25cm" fo:padding-right="0.25cm" draw:shadow-color="#333333"/>
    </style:style>
    <style:style style:name="gr11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78cm" fo:min-width="2.251cm" fo:padding-top="0.13cm" fo:padding-bottom="0.13cm" fo:padding-left="0.25cm" fo:padding-right="0.25cm" draw:shadow-color="#333333"/>
    </style:style>
    <style:style style:name="gr12" style:family="graphic" style:parent-style-name="standard">
      <style:graphic-properties draw:marker-end="Arrow" draw:marker-end-width="0.25cm" draw:textarea-horizontal-align="center" draw:textarea-vertical-align="middle"/>
    </style:style>
    <style:style style:name="gr13" style:family="graphic" style:parent-style-name="standard">
      <style:graphic-properties draw:stroke="none" draw:fill="none" draw:fill-color="#dddddd" draw:textarea-horizontal-align="justify" draw:textarea-vertical-align="top" draw:auto-grow-height="true" draw:auto-grow-width="true" fo:min-height="2.158cm" fo:min-width="7.393cm" fo:padding-top="0.13cm" fo:padding-bottom="0.13cm" fo:padding-left="0.25cm" fo:padding-right="0.25cm" draw:shadow-color="#333333"/>
    </style:style>
    <style:style style:name="gr14" style:family="graphic" style:parent-style-name="standard">
      <style:graphic-properties draw:stroke="none" draw:fill="none" draw:fill-color="#dddddd" draw:textarea-horizontal-align="justify" draw:textarea-vertical-align="top" draw:auto-grow-height="true" draw:auto-grow-width="true" fo:min-height="1.754cm" fo:min-width="7.04cm" fo:padding-top="0.13cm" fo:padding-bottom="0.13cm" fo:padding-left="0.25cm" fo:padding-right="0.25cm" draw:shadow-color="#333333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6.405cm"/>
    </style:style>
    <style:style style:name="gr16" style:family="graphic" style:parent-style-name="standard">
      <style:graphic-properties draw:marker-start="Arrow" draw:marker-end="Arrow" draw:marker-end-width="0.25cm" draw:textarea-horizontal-align="center" draw:textarea-vertical-align="middle"/>
    </style:style>
    <style:style style:name="gr17" style:family="graphic" style:parent-style-name="standard">
      <style:graphic-properties svg:stroke-width="0.1cm" svg:stroke-color="#800000" draw:marker-start-width="0.45cm" draw:marker-end="Arrow" draw:marker-end-width="0.4cm" draw:fill="solid" draw:fill-color="#ff3366" draw:textarea-horizontal-align="center" draw:textarea-vertical-align="middle" fo:padding-top="0.05cm" fo:padding-bottom="0.05cm" fo:padding-left="0.05cm" fo:padding-right="0.05cm"/>
    </style:style>
    <style:style style:name="gr18" style:family="graphic" style:parent-style-name="standard">
      <style:graphic-properties svg:stroke-width="0.1cm" svg:stroke-color="#00ff00" draw:marker-start-width="0.45cm" draw:marker-end="Arrow" draw:marker-end-width="0.4cm" draw:fill="solid" draw:fill-color="#008000" draw:textarea-horizontal-align="center" draw:textarea-vertical-align="middle" fo:padding-top="0.05cm" fo:padding-bottom="0.05cm" fo:padding-left="0.05cm" fo:padding-right="0.05cm"/>
    </style:style>
    <style:style style:name="gr19" style:family="graphic" style:parent-style-name="standard">
      <style:graphic-properties svg:stroke-width="0.1cm" svg:stroke-color="#00ff00" draw:marker-start-width="0.45cm" draw:marker-end="Arrow" draw:marker-end-width="0.4cm" draw:fill="solid" draw:fill-color="#ff3366" draw:textarea-horizontal-align="center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3.48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481cm"/>
    </style:style>
    <style:style style:name="gr22" style:family="graphic" style:parent-style-name="objectwithoutfill">
      <style:graphic-properties svg:stroke-width="0.1cm" svg:stroke-color="#800000" draw:marker-start-width="0.35cm" draw:marker-end="Rounded_20_large_20_Arrow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23" style:family="graphic" style:parent-style-name="standard">
      <style:graphic-properties draw:stroke="none" draw:fill="none" fo:min-height="0.62cm"/>
    </style:style>
    <style:style style:name="gr24" style:family="graphic" style:parent-style-name="standard">
      <style:graphic-properties draw:stroke="none" draw:fill="none" draw:fill-color="#dddddd" draw:textarea-horizontal-align="justify" draw:textarea-vertical-align="top" draw:auto-grow-height="true" draw:auto-grow-width="true" fo:min-height="0.606cm" fo:min-width="4.245cm" fo:padding-top="0.13cm" fo:padding-bottom="0.13cm" fo:padding-left="0.25cm" fo:padding-right="0.25cm" draw:shadow-color="#333333"/>
    </style:style>
    <style:style style:name="gr25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842cm" fo:min-width="6.362cm" fo:padding-top="0.13cm" fo:padding-bottom="0.13cm" fo:padding-left="0.25cm" fo:padding-right="0.25cm" draw:shadow-color="#333333"/>
    </style:style>
    <style:style style:name="gr26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width="0.1cm" svg:stroke-color="#00ff00" draw:marker-start="Arrow" draw:marker-start-width="0.45cm" draw:marker-end="" draw:marker-end-width="0.4cm" draw:fill="solid" draw:fill-color="#008000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margin-left="0cm" fo:margin-right="0cm" fo:line-height="114%" fo:text-align="center" fo:text-indent="0cm"/>
    </style:style>
    <style:style style:name="P2" style:family="paragraph">
      <style:paragraph-properties fo:margin-left="0cm" fo:margin-right="0cm" fo:line-height="114%" fo:text-align="center" fo:text-indent="0cm"/>
      <style:text-properties fo:font-family="Courier" style:font-family-generic="modern" style:font-pitch="fixed" fo:font-size="12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paragraph-properties fo:margin-left="0cm" fo:margin-right="0cm" fo:line-height="114%" fo:text-indent="0cm"/>
    </style:style>
    <style:style style:name="P5" style:family="paragraph">
      <style:paragraph-properties fo:margin-left="0cm" fo:margin-right="0cm" fo:line-height="114%" fo:text-indent="0cm"/>
      <style:text-properties fo:font-family="Courier" style:font-family-generic="modern" style:font-pitch="fixed" fo:font-size="12pt"/>
    </style:style>
    <style:style style:name="P6" style:family="paragraph">
      <style:paragraph-properties fo:margin-left="0cm" fo:margin-right="0cm" fo:line-height="114%" fo:text-align="start" fo:text-indent="0cm"/>
    </style:style>
    <style:style style:name="P7" style:family="paragraph">
      <style:paragraph-properties fo:margin-left="0cm" fo:margin-right="0cm" fo:line-height="114%" fo:text-align="start" fo:text-indent="0cm"/>
      <style:text-properties fo:font-family="Courier" style:font-family-generic="modern" style:font-pitch="fixed" fo:font-size="10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98%" fo:text-indent="0cm"/>
    </style:style>
    <style:style style:name="P10" style:family="paragraph">
      <style:paragraph-properties fo:margin-left="0cm" fo:margin-right="0cm" fo:line-height="98%" fo:text-indent="0cm"/>
      <style:text-properties fo:font-family="Lucidasans" style:font-pitch="variable"/>
    </style:style>
    <style:style style:name="P11" style:family="paragraph">
      <style:text-properties fo:font-family="Lucidasans" style:font-pitch="variable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text-indent="0cm"/>
      <style:text-properties fo:font-family="Lucidasans" style:font-pitch="variable" fo:font-size="12pt"/>
    </style:style>
    <style:style style:name="P14" style:family="paragraph">
      <style:paragraph-properties fo:margin-left="0cm" fo:margin-right="0cm" fo:text-indent="0cm"/>
      <style:text-properties fo:font-family="Lucidasans" style:font-pitch="variable" fo:font-size="20pt"/>
    </style:style>
    <style:style style:name="P15" style:family="paragraph">
      <style:paragraph-properties fo:margin-left="0cm" fo:margin-right="0cm" fo:text-indent="0cm"/>
      <style:text-properties fo:font-size="15pt"/>
    </style:style>
    <style:style style:name="P16" style:family="paragraph">
      <style:text-properties fo:font-family="Courier" style:font-family-generic="modern" style:font-pitch="fixed" fo:font-size="12pt"/>
    </style:style>
    <style:style style:name="P17" style:family="paragraph">
      <style:text-properties fo:font-family="'Nimbus Sans L'" style:font-family-generic="swiss" style:font-pitch="variable" fo:font-size="20pt"/>
    </style:style>
    <style:style style:name="T1" style:family="text">
      <style:text-properties fo:font-family="Courier" style:font-family-generic="modern" style:font-pitch="fixed" fo:font-size="12pt" fo:language="en" fo:country="US" style:font-size-asian="20pt" style:language-asian="en" style:country-asian="US" style:font-size-complex="20pt" style:language-complex="en" style:country-complex="US"/>
    </style:style>
    <style:style style:name="T2" style:family="text">
      <style:text-properties fo:font-family="Courier" style:font-family-generic="modern" style:font-pitch="fixed" fo:font-size="10pt" fo:language="none" fo:country="none" style:font-size-asian="20pt" style:language-asian="none" style:country-asian="none" style:font-size-complex="20pt" style:language-complex="none" style:country-complex="none"/>
    </style:style>
    <style:style style:name="T3" style:family="text">
      <style:text-properties fo:font-family="Lucidasans" style:font-pitch="variable" fo:font-size="18pt" fo:language="en" fo:country="US" style:font-size-asian="18pt" style:language-asian="en" style:country-asian="US" style:font-size-complex="18pt" style:language-complex="en" style:country-complex="US"/>
    </style:style>
    <style:style style:name="T4" style:family="text">
      <style:text-properties fo:font-family="Courier" style:font-family-generic="modern" style:font-pitch="fixed" fo:font-size="1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font-family="Lucidasans" style:font-pitch="variable" fo:font-size="12pt"/>
    </style:style>
    <style:style style:name="T6" style:family="text">
      <style:text-properties fo:font-family="Lucidasans" style:font-pitch="variable" fo:font-size="16pt"/>
    </style:style>
    <style:style style:name="T7" style:family="text">
      <style:text-properties fo:font-family="'Courier 10 Pitch'" style:font-pitch="fixed" fo:font-size="15pt"/>
    </style:style>
    <style:style style:name="T8" style:family="text">
      <style:text-properties fo:font-family="'Nimbus Sans L'" style:font-family-generic="swiss" style:font-pitch="variable"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4.745cm" svg:height="1.109cm" svg:x="5.526cm" svg:y="4.154cm">
          <draw:text-box>
            <text:p text:style-name="P1"><text:span text:style-name="T1">NO_BOXES</text:span><text:span text:style-name="T1"><text:line-break/></text:span><text:span text:style-name="T1"/></text:p>
          </draw:text-box>
        </draw:frame>
        <draw:line draw:style-name="gr2" draw:text-style-name="P3" draw:layer="layout" svg:x1="5.334cm" svg:y1="4.475cm" svg:x2="2.582cm" svg:y2="7.227cm">
          <text:p/>
        </draw:line>
        <draw:line draw:style-name="gr3" draw:text-style-name="P3" draw:layer="layout" svg:x1="4.587cm" svg:y1="4.898cm" svg:x2="11.784cm" svg:y2="4.898cm">
          <text:p/>
        </draw:line>
        <draw:frame draw:style-name="gr4" draw:text-style-name="P5" draw:layer="layout" svg:width="4.66cm" svg:height="0.685cm" draw:transform="rotate (0.820304748437335) translate (1.128cm 7.7cm)">
          <draw:text-box>
            <text:p text:style-name="P4"><text:span text:style-name="T1">NO_D3_BOX_STATES</text:span></text:p>
          </draw:text-box>
        </draw:frame>
        <draw:frame draw:style-name="gr5" draw:text-style-name="P7" draw:layer="layout" svg:width="12cm" svg:height="1.279cm" svg:x="1.788cm" svg:y="3.026cm">
          <draw:text-box>
            <text:p text:style-name="P6"><text:span text:style-name="T2">real,target :: D3STATE(NO_D3_BOX_STATES,NO_BOXES)</text:span></text:p>
          </draw:text-box>
        </draw:frame>
        <draw:g>
          <draw:g>
            <draw:polygon draw:style-name="gr6" draw:text-style-name="P8" draw:layer="layout" svg:width="3.915cm" svg:height="3.809cm" svg:x="10.484cm" svg:y="10.13cm" svg:viewBox="0 0 3916 3810" draw:points="0,3810 0,2751 2752,0 3916,0 3916,1057 1164,3810">
              <text:p/>
            </draw:polygon>
            <draw:polygon draw:style-name="gr7" draw:text-style-name="P8" draw:layer="layout" svg:width="3.915cm" svg:height="2.75cm" svg:x="10.484cm" svg:y="10.13cm" svg:viewBox="0 0 3916 2751" draw:points="0,2751 2752,0 3916,0 1164,2751">
              <text:p/>
            </draw:polygon>
            <draw:polygon draw:style-name="gr8" draw:text-style-name="P8" draw:layer="layout" svg:width="2.751cm" svg:height="3.809cm" svg:x="11.648cm" svg:y="10.13cm" svg:viewBox="0 0 2752 3810" draw:points="0,3810 0,2751 2752,0 2752,1057">
              <text:p/>
            </draw:polygon>
          </draw:g>
          <draw:line draw:style-name="gr9" draw:text-style-name="P3" draw:layer="layout" svg:x1="12.839cm" svg:y1="10.58cm" svg:x2="13.897cm" svg:y2="10.58cm">
            <text:p/>
          </draw:line>
          <draw:line draw:style-name="gr9" draw:text-style-name="P3" draw:layer="layout" svg:x1="13.897cm" svg:y1="10.58cm" svg:x2="13.897cm" svg:y2="11.691cm">
            <text:p/>
          </draw:line>
          <draw:g>
            <draw:line draw:style-name="gr9" draw:text-style-name="P3" draw:layer="layout" svg:x1="12.336cm" svg:y1="11.082cm" svg:x2="13.394cm" svg:y2="11.082cm">
              <text:p/>
            </draw:line>
            <draw:line draw:style-name="gr9" draw:text-style-name="P3" draw:layer="layout" svg:x1="13.394cm" svg:y1="11.082cm" svg:x2="13.394cm" svg:y2="12.194cm">
              <text:p/>
            </draw:line>
          </draw:g>
        </draw:g>
        <draw:frame draw:style-name="gr10" draw:text-style-name="P10" draw:layer="layout" svg:width="5.847cm" svg:height="1.04cm" svg:x="1.995cm" svg:y="13.472cm">
          <draw:text-box>
            <text:p text:style-name="P9"><text:span text:style-name="T3">Diatoms’ carbon</text:span></text:p>
          </draw:text-box>
        </draw:frame>
        <draw:frame draw:style-name="gr11" draw:text-style-name="P11" draw:layer="layout" svg:width="2.751cm" svg:height="1.04cm" svg:x="12.292cm" svg:y="13.25cm">
          <draw:text-box>
            <text:p text:style-name="P9"><text:span text:style-name="T3">Nitrate</text:span></text:p>
          </draw:text-box>
        </draw:frame>
        <draw:g>
          <draw:polygon draw:style-name="gr6" draw:text-style-name="P8" draw:layer="layout" svg:width="9.948cm" svg:height="3.809cm" svg:x="2.37cm" svg:y="5.222cm" svg:viewBox="0 0 9949 3810" draw:points="0,3810 0,2751 2752,0 9949,0 9949,1057 7197,3810">
            <text:p/>
          </draw:polygon>
          <draw:polygon draw:style-name="gr7" draw:text-style-name="P8" draw:layer="layout" svg:width="9.948cm" svg:height="2.75cm" svg:x="2.37cm" svg:y="5.222cm" svg:viewBox="0 0 9949 2751" draw:points="0,2751 2752,0 9949,0 7197,2751">
            <text:p/>
          </draw:polygon>
          <draw:polygon draw:style-name="gr8" draw:text-style-name="P8" draw:layer="layout" svg:width="2.751cm" svg:height="3.809cm" svg:x="9.567cm" svg:y="5.222cm" svg:viewBox="0 0 2752 3810" draw:points="0,3810 0,2751 2752,0 2752,1057">
            <text:p/>
          </draw:polygon>
        </draw:g>
        <draw:line draw:style-name="gr9" draw:text-style-name="P3" draw:layer="layout" svg:x1="7.449cm" svg:y1="5.222cm" svg:x2="4.698cm" svg:y2="7.973cm">
          <text:p/>
        </draw:line>
        <draw:line draw:style-name="gr9" draw:text-style-name="P3" draw:layer="layout" svg:x1="6.179cm" svg:y1="5.222cm" svg:x2="3.428cm" svg:y2="7.973cm">
          <text:p/>
        </draw:line>
        <draw:line draw:style-name="gr9" draw:text-style-name="P3" draw:layer="layout" svg:x1="4.487cm" svg:y1="5.857cm" svg:x2="11.684cm" svg:y2="5.857cm">
          <text:p/>
        </draw:line>
        <draw:line draw:style-name="gr9" draw:text-style-name="P3" draw:layer="layout" svg:x1="3.852cm" svg:y1="6.492cm" svg:x2="11.049cm" svg:y2="6.492cm">
          <text:p/>
        </draw:line>
        <draw:line draw:style-name="gr9" draw:text-style-name="P3" draw:layer="layout" svg:x1="4.699cm" svg:y1="7.973cm" svg:x2="4.699cm" svg:y2="9.032cm">
          <text:p/>
        </draw:line>
        <draw:line draw:style-name="gr9" draw:text-style-name="P3" draw:layer="layout" svg:x1="3.429cm" svg:y1="7.973cm" svg:x2="3.429cm" svg:y2="9.032cm">
          <text:p/>
        </draw:line>
        <draw:line draw:style-name="gr9" draw:text-style-name="P3" draw:layer="layout" svg:x1="11.049cm" svg:y1="6.483cm" svg:x2="11.049cm" svg:y2="7.524cm">
          <text:p/>
        </draw:line>
        <draw:line draw:style-name="gr9" draw:text-style-name="P3" draw:layer="layout" svg:x1="11.657cm" svg:y1="5.874cm" svg:x2="11.657cm" svg:y2="6.915cm">
          <text:p/>
        </draw:line>
        <draw:line draw:style-name="gr9" draw:text-style-name="P3" draw:layer="layout" svg:x1="3.179cm" svg:y1="7.219cm" svg:x2="10.376cm" svg:y2="7.219cm">
          <text:p/>
        </draw:line>
        <draw:line draw:style-name="gr9" draw:text-style-name="P3" draw:layer="layout" svg:x1="10.376cm" svg:y1="7.21cm" svg:x2="10.376cm" svg:y2="8.251cm">
          <text:p/>
        </draw:line>
        <draw:connector draw:style-name="gr12" draw:text-style-name="P8" draw:layer="layout" draw:type="curve" svg:x1="6.715cm" svg:y1="9.472cm" svg:x2="5.103cm" svg:y2="5.422cm" svg:d="m6715 9472c0-3037-1612-1013-1612-4050" svg:viewBox="0 0 1613 4051">
          <text:p/>
        </draw:connector>
        <draw:frame draw:style-name="gr13" draw:text-style-name="P7" draw:layer="layout" svg:width="7.893cm" svg:height="2.418cm" svg:x="12.369cm" svg:y="14.245cm">
          <draw:text-box>
            <text:p text:style-name="P6"><text:span text:style-name="T4">real,pointer :: N3n(NO_BOXES)</text:span></text:p>
            <text:p text:style-name="P6"><text:span text:style-name="T4">N3n =&gt; D3STATE(ppN3n,:)</text:span></text:p>
          </draw:text-box>
        </draw:frame>
        <draw:connector draw:style-name="gr12" draw:text-style-name="P8" draw:layer="layout" draw:type="curve" svg:x1="11.425cm" svg:y1="11.272cm" svg:x2="4.249cm" svg:y2="6.897cm" svg:d="m11425 11272c-5382 0-1794-4375-7176-4375" svg:viewBox="0 0 7177 4376">
          <text:p/>
        </draw:connector>
        <draw:frame draw:style-name="gr14" draw:text-style-name="P7" draw:layer="layout" svg:width="7.54cm" svg:height="2.014cm" svg:x="2.097cm" svg:y="14.479cm">
          <draw:text-box>
            <text:p text:style-name="P6"><text:span text:style-name="T4">real,pointer :: P1c(NO_BOXES)</text:span></text:p>
            <text:p text:style-name="P6"><text:span text:style-name="T4">P1c =&gt; D3STATE(ppP1c,:)</text:span></text:p>
          </draw:text-box>
        </draw:frame>
        <draw:frame draw:style-name="gr15" draw:text-style-name="P13" draw:layer="layout" svg:width="6.405cm" svg:height="1.501cm" svg:x="14.626cm" svg:y="4.094cm">
          <draw:text-box>
            <text:p text:style-name="P12"><text:span text:style-name="T5">RE-MAPPING</text:span></text:p>
            <text:p text:style-name="P12"><text:span text:style-name="T5">3-D Ocean Model Grid</text:span></text:p>
            <text:p text:style-name="P12"><text:span text:style-name="T5">(only sea points)</text:span></text:p>
          </draw:text-box>
        </draw:frame>
        <draw:g>
          <draw:g>
            <draw:polygon draw:style-name="gr6" draw:text-style-name="P8" draw:layer="layout" svg:width="5.479cm" svg:height="2.098cm" svg:x="13.574cm" svg:y="7.04cm" svg:viewBox="0 0 5480 2099" draw:points="0,2099 0,1516 1516,0 5480,0 5480,583 3964,2099">
              <text:p/>
            </draw:polygon>
            <draw:polygon draw:style-name="gr7" draw:text-style-name="P8" draw:layer="layout" svg:width="5.479cm" svg:height="1.515cm" svg:x="13.574cm" svg:y="7.04cm" svg:viewBox="0 0 5480 1516" draw:points="0,1516 1516,0 5480,0 3964,1516">
              <text:p/>
            </draw:polygon>
            <draw:polygon draw:style-name="gr8" draw:text-style-name="P8" draw:layer="layout" svg:width="1.515cm" svg:height="2.098cm" svg:x="17.538cm" svg:y="7.04cm" svg:viewBox="0 0 1516 2099" draw:points="0,2099 0,1516 1516,0 1516,583">
              <text:p/>
            </draw:polygon>
          </draw:g>
          <draw:g>
            <draw:polygon draw:style-name="gr6" draw:text-style-name="P8" draw:layer="layout" svg:width="5.479cm" svg:height="2.098cm" svg:x="13.574cm" svg:y="6.475cm" svg:viewBox="0 0 5480 2099" draw:points="0,2099 0,1516 1516,0 5480,0 5480,582 3964,2099">
              <text:p/>
            </draw:polygon>
            <draw:polygon draw:style-name="gr7" draw:text-style-name="P8" draw:layer="layout" svg:width="5.479cm" svg:height="1.515cm" svg:x="13.574cm" svg:y="6.475cm" svg:viewBox="0 0 5480 1516" draw:points="0,1516 1516,0 5480,0 3964,1516">
              <text:p/>
            </draw:polygon>
            <draw:polygon draw:style-name="gr8" draw:text-style-name="P8" draw:layer="layout" svg:width="1.515cm" svg:height="2.098cm" svg:x="17.538cm" svg:y="6.475cm" svg:viewBox="0 0 1516 2099" draw:points="0,2099 0,1516 1516,0 1516,582">
              <text:p/>
            </draw:polygon>
          </draw:g>
          <draw:polygon draw:style-name="gr6" draw:text-style-name="P8" draw:layer="layout" svg:width="5.479cm" svg:height="2.098cm" svg:x="13.574cm" svg:y="5.888cm" svg:viewBox="0 0 5480 2099" draw:points="0,2099 0,1515 1516,0 5480,0 5480,582 3964,2099">
            <text:p/>
          </draw:polygon>
          <draw:polygon draw:style-name="gr7" draw:text-style-name="P8" draw:layer="layout" svg:width="5.479cm" svg:height="1.514cm" svg:x="13.574cm" svg:y="5.888cm" svg:viewBox="0 0 5480 1515" draw:points="0,1515 1516,0 5480,0 3964,1515">
            <text:p/>
          </draw:polygon>
          <draw:polygon draw:style-name="gr8" draw:text-style-name="P8" draw:layer="layout" svg:width="1.515cm" svg:height="2.098cm" svg:x="17.538cm" svg:y="5.888cm" svg:viewBox="0 0 1516 2099" draw:points="0,2099 0,1515 1516,0 1516,582">
            <text:p/>
          </draw:polygon>
          <draw:line draw:style-name="gr9" draw:text-style-name="P3" draw:layer="layout" svg:x1="16.372cm" svg:y1="5.888cm" svg:x2="14.856cm" svg:y2="7.403cm">
            <text:p/>
          </draw:line>
          <draw:line draw:style-name="gr9" draw:text-style-name="P3" draw:layer="layout" svg:x1="15.672cm" svg:y1="5.888cm" svg:x2="14.157cm" svg:y2="7.403cm">
            <text:p/>
          </draw:line>
          <draw:line draw:style-name="gr9" draw:text-style-name="P3" draw:layer="layout" svg:x1="14.74cm" svg:y1="6.238cm" svg:x2="18.704cm" svg:y2="6.238cm">
            <text:p/>
          </draw:line>
          <draw:line draw:style-name="gr9" draw:text-style-name="P3" draw:layer="layout" svg:x1="14.39cm" svg:y1="6.588cm" svg:x2="18.354cm" svg:y2="6.588cm">
            <text:p/>
          </draw:line>
          <draw:line draw:style-name="gr9" draw:text-style-name="P3" draw:layer="layout" svg:x1="14.157cm" svg:y1="7.403cm" svg:x2="14.157cm" svg:y2="9.117cm">
            <text:p/>
          </draw:line>
          <draw:line draw:style-name="gr9" draw:text-style-name="P3" draw:layer="layout" svg:x1="14.02cm" svg:y1="6.988cm" svg:x2="17.984cm" svg:y2="6.988cm">
            <text:p/>
          </draw:line>
          <draw:line draw:style-name="gr9" draw:text-style-name="P3" draw:layer="layout" svg:x1="14.888cm" svg:y1="7.418cm" svg:x2="14.888cm" svg:y2="9.132cm">
            <text:p/>
          </draw:line>
          <draw:line draw:style-name="gr9" draw:text-style-name="P3" draw:layer="layout" svg:x1="17.988cm" svg:y1="6.992cm" svg:x2="17.987cm" svg:y2="8.706cm">
            <text:p/>
          </draw:line>
          <draw:line draw:style-name="gr9" draw:text-style-name="P3" draw:layer="layout" svg:x1="18.333cm" svg:y1="6.567cm" svg:x2="18.332cm" svg:y2="8.28cm">
            <text:p/>
          </draw:line>
          <draw:line draw:style-name="gr9" draw:text-style-name="P3" draw:layer="layout" svg:x1="18.719cm" svg:y1="6.236cm" svg:x2="18.718cm" svg:y2="7.95cm">
            <text:p/>
          </draw:line>
        </draw:g>
        <draw:g>
          <draw:line draw:style-name="gr2" draw:text-style-name="P3" draw:layer="layout" svg:x1="12.475cm" svg:y1="9.465cm" svg:x2="13.506cm" svg:y2="8.471cm">
            <text:p/>
          </draw:line>
          <draw:line draw:style-name="gr3" draw:text-style-name="P3" draw:layer="layout" svg:x1="12.444cm" svg:y1="9.457cm" svg:x2="14.062cm" svg:y2="9.465cm">
            <text:p/>
          </draw:line>
          <draw:line draw:style-name="gr2" draw:text-style-name="P3" draw:layer="layout" svg:x1="12.432cm" svg:y1="9.434cm" svg:x2="12.434cm" svg:y2="8.031cm">
            <text:p/>
          </draw:line>
        </draw:g>
        <draw:connector draw:style-name="gr16" draw:text-style-name="P8" draw:layer="layout" draw:type="curve" svg:x1="13.541cm" svg:y1="7.62cm" svg:x2="9.674cm" svg:y2="5.422cm" svg:d="m13541 7620c-2899 0-966-2198-3867-2198" svg:viewBox="0 0 3868 2199">
          <text:p/>
        </draw:connector>
        <draw:g>
          <draw:g>
            <draw:polygon draw:style-name="gr6" draw:text-style-name="P8" draw:layer="layout" svg:width="3.915cm" svg:height="3.809cm" svg:x="3.41cm" svg:y="9.556cm" svg:viewBox="0 0 3916 3810" draw:points="0,3810 0,2751 2752,0 3916,0 3916,1057 1164,3810">
              <text:p/>
            </draw:polygon>
            <draw:polygon draw:style-name="gr7" draw:text-style-name="P8" draw:layer="layout" svg:width="3.915cm" svg:height="2.75cm" svg:x="3.41cm" svg:y="9.556cm" svg:viewBox="0 0 3916 2751" draw:points="0,2751 2752,0 3916,0 1164,2751">
              <text:p/>
            </draw:polygon>
            <draw:polygon draw:style-name="gr8" draw:text-style-name="P8" draw:layer="layout" svg:width="2.751cm" svg:height="3.809cm" svg:x="4.574cm" svg:y="9.556cm" svg:viewBox="0 0 2752 3810" draw:points="0,3810 0,2751 2752,0 2752,1057">
              <text:p/>
            </draw:polygon>
          </draw:g>
          <draw:line draw:style-name="gr9" draw:text-style-name="P3" draw:layer="layout" svg:x1="5.765cm" svg:y1="10.006cm" svg:x2="6.823cm" svg:y2="10.006cm">
            <text:p/>
          </draw:line>
          <draw:line draw:style-name="gr9" draw:text-style-name="P3" draw:layer="layout" svg:x1="6.823cm" svg:y1="10.006cm" svg:x2="6.823cm" svg:y2="11.117cm">
            <text:p/>
          </draw:line>
          <draw:g>
            <draw:line draw:style-name="gr9" draw:text-style-name="P3" draw:layer="layout" svg:x1="5.262cm" svg:y1="10.508cm" svg:x2="6.32cm" svg:y2="10.508cm">
              <text:p/>
            </draw:line>
            <draw:line draw:style-name="gr9" draw:text-style-name="P3" draw:layer="layout" svg:x1="6.32cm" svg:y1="10.508cm" svg:x2="6.32cm" svg:y2="11.62cm">
              <text:p/>
            </draw:line>
          </draw:g>
        </draw:g>
        <draw:line draw:style-name="gr17" draw:text-style-name="P8" draw:layer="layout" svg:x1="5.148cm" svg:y1="5.472cm" svg:x2="8.814cm" svg:y2="5.472cm">
          <text:p/>
        </draw:line>
        <draw:line draw:style-name="gr17" draw:text-style-name="P8" draw:layer="layout" svg:x1="6.485cm" svg:y1="9.809cm" svg:x2="4.803cm" svg:y2="11.565cm">
          <text:p/>
        </draw:line>
        <draw:line draw:style-name="gr18" draw:text-style-name="P8" draw:layer="layout" svg:x1="4.085cm" svg:y1="6.809cm" svg:x2="7.751cm" svg:y2="6.809cm">
          <text:p/>
        </draw:line>
        <draw:line draw:style-name="gr19" draw:text-style-name="P8" draw:layer="layout" svg:x1="13.522cm" svg:y1="10.346cm" svg:x2="11.84cm" svg:y2="12.102cm">
          <text:p/>
        </draw:line>
        <draw:frame draw:style-name="gr20" draw:text-style-name="P14" draw:layer="layout" svg:width="3.481cm" svg:height="0.977cm" svg:x="5.743cm" svg:y="2.311cm">
          <draw:text-box>
            <text:p text:style-name="P12"><text:span text:style-name="T6">Biology</text:span></text:p>
          </draw:text-box>
        </draw:frame>
        <draw:frame draw:style-name="gr21" draw:text-style-name="P14" draw:layer="layout" svg:width="3.481cm" svg:height="0.738cm" svg:x="15.369cm" svg:y="3.202cm">
          <draw:text-box>
            <text:p text:style-name="P12"><text:span text:style-name="T6">Transport</text:span></text:p>
          </draw:text-box>
        </draw:frame>
        <draw:path draw:style-name="gr22" draw:text-style-name="P8" draw:layer="layout" svg:width="2.702cm" svg:height="1.693cm" draw:transform="skewX (0.955218699616496) rotate (0.302465559370617) translate (14.9020000000003cm 5.96199999999998cm)" svg:viewBox="0 0 2703 1694" svg:d="m0 1046c673-793 646-803 689-794 46 6 1141-947 518 812-629 1756 1496-716 1496-716">
          <text:p/>
        </draw:path>
      </draw:page>
      <draw:page draw:name="page2" draw:style-name="dp1" draw:master-page-name="Default">
        <office:forms form:automatic-focus="false" form:apply-design-mode="false"/>
        <draw:g>
          <draw:g>
            <draw:polygon draw:style-name="gr6" draw:text-style-name="P8" draw:layer="layout" svg:width="9.948cm" svg:height="3.809cm" svg:x="5.671cm" svg:y="7.423cm" svg:viewBox="0 0 9949 3810" draw:points="0,3810 0,2751 2752,0 9949,0 9949,1057 7197,3810">
              <text:p/>
            </draw:polygon>
            <draw:polygon draw:style-name="gr7" draw:text-style-name="P8" draw:layer="layout" svg:width="9.948cm" svg:height="2.75cm" svg:x="5.671cm" svg:y="7.423cm" svg:viewBox="0 0 9949 2751" draw:points="0,2751 2752,0 9949,0 7197,2751">
              <text:p/>
            </draw:polygon>
            <draw:polygon draw:style-name="gr8" draw:text-style-name="P8" draw:layer="layout" svg:width="2.751cm" svg:height="3.809cm" svg:x="12.868cm" svg:y="7.423cm" svg:viewBox="0 0 2752 3810" draw:points="0,3810 0,2751 2752,0 2752,1057">
              <text:p/>
            </draw:polygon>
          </draw:g>
          <draw:line draw:style-name="gr9" draw:text-style-name="P3" draw:layer="layout" svg:x1="10.75cm" svg:y1="7.423cm" svg:x2="7.999cm" svg:y2="10.174cm">
            <text:p/>
          </draw:line>
          <draw:line draw:style-name="gr9" draw:text-style-name="P3" draw:layer="layout" svg:x1="9.48cm" svg:y1="7.423cm" svg:x2="6.729cm" svg:y2="10.174cm">
            <text:p/>
          </draw:line>
          <draw:line draw:style-name="gr9" draw:text-style-name="P3" draw:layer="layout" svg:x1="7.788cm" svg:y1="8.058cm" svg:x2="14.985cm" svg:y2="8.058cm">
            <text:p/>
          </draw:line>
          <draw:line draw:style-name="gr9" draw:text-style-name="P3" draw:layer="layout" svg:x1="7.153cm" svg:y1="8.693cm" svg:x2="14.35cm" svg:y2="8.693cm">
            <text:p/>
          </draw:line>
          <draw:line draw:style-name="gr9" draw:text-style-name="P3" draw:layer="layout" svg:x1="8cm" svg:y1="10.174cm" svg:x2="8cm" svg:y2="11.233cm">
            <text:p/>
          </draw:line>
          <draw:line draw:style-name="gr9" draw:text-style-name="P3" draw:layer="layout" svg:x1="6.73cm" svg:y1="10.174cm" svg:x2="6.73cm" svg:y2="11.233cm">
            <text:p/>
          </draw:line>
          <draw:line draw:style-name="gr9" draw:text-style-name="P3" draw:layer="layout" svg:x1="14.35cm" svg:y1="8.684cm" svg:x2="14.35cm" svg:y2="9.725cm">
            <text:p/>
          </draw:line>
          <draw:line draw:style-name="gr9" draw:text-style-name="P3" draw:layer="layout" svg:x1="14.958cm" svg:y1="8.075cm" svg:x2="14.958cm" svg:y2="9.116cm">
            <text:p/>
          </draw:line>
          <draw:line draw:style-name="gr9" draw:text-style-name="P3" draw:layer="layout" svg:x1="6.48cm" svg:y1="9.42cm" svg:x2="13.677cm" svg:y2="9.42cm">
            <text:p/>
          </draw:line>
          <draw:line draw:style-name="gr9" draw:text-style-name="P3" draw:layer="layout" svg:x1="13.677cm" svg:y1="9.411cm" svg:x2="13.677cm" svg:y2="10.452cm">
            <text:p/>
          </draw:line>
          <draw:line draw:style-name="gr9" draw:text-style-name="P3" draw:layer="layout" svg:x1="12.051cm" svg:y1="7.423cm" svg:x2="9.3cm" svg:y2="10.174cm">
            <text:p/>
          </draw:line>
          <draw:line draw:style-name="gr9" draw:text-style-name="P3" draw:layer="layout" svg:x1="9.301cm" svg:y1="10.174cm" svg:x2="9.301cm" svg:y2="11.233cm">
            <text:p/>
          </draw:line>
          <draw:line draw:style-name="gr9" draw:text-style-name="P3" draw:layer="layout" svg:x1="13.352cm" svg:y1="7.423cm" svg:x2="10.601cm" svg:y2="10.174cm">
            <text:p/>
          </draw:line>
          <draw:line draw:style-name="gr9" draw:text-style-name="P3" draw:layer="layout" svg:x1="10.602cm" svg:y1="10.174cm" svg:x2="10.602cm" svg:y2="11.233cm">
            <text:p/>
          </draw:line>
          <draw:line draw:style-name="gr9" draw:text-style-name="P3" draw:layer="layout" svg:x1="14.553cm" svg:y1="7.423cm" svg:x2="11.802cm" svg:y2="10.174cm">
            <text:p/>
          </draw:line>
          <draw:line draw:style-name="gr9" draw:text-style-name="P3" draw:layer="layout" svg:x1="11.803cm" svg:y1="10.174cm" svg:x2="11.803cm" svg:y2="11.233cm">
            <text:p/>
          </draw:line>
        </draw:g>
        <draw:g>
          <draw:g>
            <draw:polygon draw:style-name="gr6" draw:text-style-name="P8" draw:layer="layout" svg:width="9.948cm" svg:height="3.809cm" svg:x="5.67cm" svg:y="6.423cm" svg:viewBox="0 0 9949 3810" draw:points="0,3810 0,2751 2752,0 9949,0 9949,1057 7197,3810">
              <text:p/>
            </draw:polygon>
            <draw:polygon draw:style-name="gr7" draw:text-style-name="P8" draw:layer="layout" svg:width="9.948cm" svg:height="2.75cm" svg:x="5.67cm" svg:y="6.423cm" svg:viewBox="0 0 9949 2751" draw:points="0,2751 2752,0 9949,0 7197,2751">
              <text:p/>
            </draw:polygon>
            <draw:polygon draw:style-name="gr8" draw:text-style-name="P8" draw:layer="layout" svg:width="2.751cm" svg:height="3.809cm" svg:x="12.867cm" svg:y="6.423cm" svg:viewBox="0 0 2752 3810" draw:points="0,3810 0,2751 2752,0 2752,1057">
              <text:p/>
            </draw:polygon>
          </draw:g>
          <draw:line draw:style-name="gr9" draw:text-style-name="P3" draw:layer="layout" svg:x1="10.749cm" svg:y1="6.423cm" svg:x2="7.998cm" svg:y2="9.174cm">
            <text:p/>
          </draw:line>
          <draw:line draw:style-name="gr9" draw:text-style-name="P3" draw:layer="layout" svg:x1="9.479cm" svg:y1="6.423cm" svg:x2="6.728cm" svg:y2="9.174cm">
            <text:p/>
          </draw:line>
          <draw:line draw:style-name="gr9" draw:text-style-name="P3" draw:layer="layout" svg:x1="7.787cm" svg:y1="7.058cm" svg:x2="14.984cm" svg:y2="7.058cm">
            <text:p/>
          </draw:line>
          <draw:line draw:style-name="gr9" draw:text-style-name="P3" draw:layer="layout" svg:x1="7.152cm" svg:y1="7.693cm" svg:x2="14.349cm" svg:y2="7.693cm">
            <text:p/>
          </draw:line>
          <draw:line draw:style-name="gr9" draw:text-style-name="P3" draw:layer="layout" svg:x1="7.999cm" svg:y1="9.174cm" svg:x2="7.999cm" svg:y2="10.233cm">
            <text:p/>
          </draw:line>
          <draw:line draw:style-name="gr9" draw:text-style-name="P3" draw:layer="layout" svg:x1="6.729cm" svg:y1="9.174cm" svg:x2="6.729cm" svg:y2="10.233cm">
            <text:p/>
          </draw:line>
          <draw:line draw:style-name="gr9" draw:text-style-name="P3" draw:layer="layout" svg:x1="14.349cm" svg:y1="7.684cm" svg:x2="14.349cm" svg:y2="8.725cm">
            <text:p/>
          </draw:line>
          <draw:line draw:style-name="gr9" draw:text-style-name="P3" draw:layer="layout" svg:x1="14.957cm" svg:y1="7.075cm" svg:x2="14.957cm" svg:y2="8.116cm">
            <text:p/>
          </draw:line>
          <draw:line draw:style-name="gr9" draw:text-style-name="P3" draw:layer="layout" svg:x1="6.479cm" svg:y1="8.42cm" svg:x2="13.676cm" svg:y2="8.42cm">
            <text:p/>
          </draw:line>
          <draw:line draw:style-name="gr9" draw:text-style-name="P3" draw:layer="layout" svg:x1="13.676cm" svg:y1="8.411cm" svg:x2="13.676cm" svg:y2="9.452cm">
            <text:p/>
          </draw:line>
          <draw:line draw:style-name="gr9" draw:text-style-name="P3" draw:layer="layout" svg:x1="12.05cm" svg:y1="6.423cm" svg:x2="9.299cm" svg:y2="9.174cm">
            <text:p/>
          </draw:line>
          <draw:line draw:style-name="gr9" draw:text-style-name="P3" draw:layer="layout" svg:x1="9.3cm" svg:y1="9.174cm" svg:x2="9.3cm" svg:y2="10.233cm">
            <text:p/>
          </draw:line>
          <draw:line draw:style-name="gr9" draw:text-style-name="P3" draw:layer="layout" svg:x1="13.351cm" svg:y1="6.423cm" svg:x2="10.6cm" svg:y2="9.174cm">
            <text:p/>
          </draw:line>
          <draw:line draw:style-name="gr9" draw:text-style-name="P3" draw:layer="layout" svg:x1="10.601cm" svg:y1="9.174cm" svg:x2="10.601cm" svg:y2="10.233cm">
            <text:p/>
          </draw:line>
          <draw:line draw:style-name="gr9" draw:text-style-name="P3" draw:layer="layout" svg:x1="14.552cm" svg:y1="6.423cm" svg:x2="11.801cm" svg:y2="9.174cm">
            <text:p/>
          </draw:line>
          <draw:line draw:style-name="gr9" draw:text-style-name="P3" draw:layer="layout" svg:x1="11.802cm" svg:y1="9.174cm" svg:x2="11.802cm" svg:y2="10.233cm">
            <text:p/>
          </draw:line>
        </draw:g>
        <draw:g>
          <draw:g>
            <draw:polygon draw:style-name="gr6" draw:text-style-name="P8" draw:layer="layout" svg:width="9.948cm" svg:height="3.809cm" svg:x="5.671cm" svg:y="5.423cm" svg:viewBox="0 0 9949 3810" draw:points="0,3810 0,2751 2752,0 9949,0 9949,1057 7197,3810">
              <text:p/>
            </draw:polygon>
            <draw:polygon draw:style-name="gr7" draw:text-style-name="P8" draw:layer="layout" svg:width="9.948cm" svg:height="2.75cm" svg:x="5.671cm" svg:y="5.423cm" svg:viewBox="0 0 9949 2751" draw:points="0,2751 2752,0 9949,0 7197,2751">
              <text:p/>
            </draw:polygon>
            <draw:polygon draw:style-name="gr8" draw:text-style-name="P8" draw:layer="layout" svg:width="2.751cm" svg:height="3.809cm" svg:x="12.868cm" svg:y="5.423cm" svg:viewBox="0 0 2752 3810" draw:points="0,3810 0,2751 2752,0 2752,1057">
              <text:p/>
            </draw:polygon>
          </draw:g>
          <draw:line draw:style-name="gr9" draw:text-style-name="P3" draw:layer="layout" svg:x1="10.75cm" svg:y1="5.423cm" svg:x2="7.999cm" svg:y2="8.174cm">
            <text:p/>
          </draw:line>
          <draw:line draw:style-name="gr9" draw:text-style-name="P3" draw:layer="layout" svg:x1="9.48cm" svg:y1="5.423cm" svg:x2="6.729cm" svg:y2="8.174cm">
            <text:p/>
          </draw:line>
          <draw:line draw:style-name="gr9" draw:text-style-name="P3" draw:layer="layout" svg:x1="7.788cm" svg:y1="6.058cm" svg:x2="14.985cm" svg:y2="6.058cm">
            <text:p/>
          </draw:line>
          <draw:line draw:style-name="gr9" draw:text-style-name="P3" draw:layer="layout" svg:x1="7.153cm" svg:y1="6.693cm" svg:x2="14.35cm" svg:y2="6.693cm">
            <text:p/>
          </draw:line>
          <draw:line draw:style-name="gr9" draw:text-style-name="P3" draw:layer="layout" svg:x1="8cm" svg:y1="8.174cm" svg:x2="8cm" svg:y2="9.233cm">
            <text:p/>
          </draw:line>
          <draw:line draw:style-name="gr9" draw:text-style-name="P3" draw:layer="layout" svg:x1="6.73cm" svg:y1="8.174cm" svg:x2="6.73cm" svg:y2="9.233cm">
            <text:p/>
          </draw:line>
          <draw:line draw:style-name="gr9" draw:text-style-name="P3" draw:layer="layout" svg:x1="14.35cm" svg:y1="6.684cm" svg:x2="14.35cm" svg:y2="7.725cm">
            <text:p/>
          </draw:line>
          <draw:line draw:style-name="gr9" draw:text-style-name="P3" draw:layer="layout" svg:x1="14.958cm" svg:y1="6.075cm" svg:x2="14.958cm" svg:y2="7.116cm">
            <text:p/>
          </draw:line>
          <draw:line draw:style-name="gr9" draw:text-style-name="P3" draw:layer="layout" svg:x1="6.48cm" svg:y1="7.42cm" svg:x2="13.677cm" svg:y2="7.42cm">
            <text:p/>
          </draw:line>
          <draw:line draw:style-name="gr9" draw:text-style-name="P3" draw:layer="layout" svg:x1="13.677cm" svg:y1="7.411cm" svg:x2="13.677cm" svg:y2="8.452cm">
            <text:p/>
          </draw:line>
          <draw:line draw:style-name="gr9" draw:text-style-name="P3" draw:layer="layout" svg:x1="12.051cm" svg:y1="5.423cm" svg:x2="9.3cm" svg:y2="8.174cm">
            <text:p/>
          </draw:line>
          <draw:line draw:style-name="gr9" draw:text-style-name="P3" draw:layer="layout" svg:x1="9.301cm" svg:y1="8.174cm" svg:x2="9.301cm" svg:y2="9.233cm">
            <text:p/>
          </draw:line>
          <draw:line draw:style-name="gr9" draw:text-style-name="P3" draw:layer="layout" svg:x1="13.352cm" svg:y1="5.423cm" svg:x2="10.601cm" svg:y2="8.174cm">
            <text:p/>
          </draw:line>
          <draw:line draw:style-name="gr9" draw:text-style-name="P3" draw:layer="layout" svg:x1="10.602cm" svg:y1="8.174cm" svg:x2="10.602cm" svg:y2="9.233cm">
            <text:p/>
          </draw:line>
          <draw:line draw:style-name="gr9" draw:text-style-name="P3" draw:layer="layout" svg:x1="14.553cm" svg:y1="5.423cm" svg:x2="11.802cm" svg:y2="8.174cm">
            <text:p/>
          </draw:line>
          <draw:line draw:style-name="gr9" draw:text-style-name="P3" draw:layer="layout" svg:x1="11.803cm" svg:y1="8.174cm" svg:x2="11.803cm" svg:y2="9.233cm">
            <text:p/>
          </draw:line>
        </draw:g>
        <draw:g>
          <draw:g>
            <draw:polygon draw:style-name="gr6" draw:text-style-name="P8" draw:layer="layout" svg:width="9.948cm" svg:height="3.809cm" svg:x="5.67cm" svg:y="4.423cm" svg:viewBox="0 0 9949 3810" draw:points="0,3810 0,2751 2752,0 9949,0 9949,1057 7197,3810">
              <text:p/>
            </draw:polygon>
            <draw:polygon draw:style-name="gr7" draw:text-style-name="P8" draw:layer="layout" svg:width="9.948cm" svg:height="2.75cm" svg:x="5.67cm" svg:y="4.423cm" svg:viewBox="0 0 9949 2751" draw:points="0,2751 2752,0 9949,0 7197,2751">
              <text:p/>
            </draw:polygon>
            <draw:polygon draw:style-name="gr8" draw:text-style-name="P8" draw:layer="layout" svg:width="2.751cm" svg:height="3.809cm" svg:x="12.867cm" svg:y="4.423cm" svg:viewBox="0 0 2752 3810" draw:points="0,3810 0,2751 2752,0 2752,1057">
              <text:p/>
            </draw:polygon>
          </draw:g>
          <draw:line draw:style-name="gr9" draw:text-style-name="P3" draw:layer="layout" svg:x1="10.749cm" svg:y1="4.423cm" svg:x2="7.998cm" svg:y2="7.174cm">
            <text:p/>
          </draw:line>
          <draw:line draw:style-name="gr9" draw:text-style-name="P3" draw:layer="layout" svg:x1="9.479cm" svg:y1="4.423cm" svg:x2="6.728cm" svg:y2="7.174cm">
            <text:p/>
          </draw:line>
          <draw:line draw:style-name="gr9" draw:text-style-name="P3" draw:layer="layout" svg:x1="7.787cm" svg:y1="5.058cm" svg:x2="14.984cm" svg:y2="5.058cm">
            <text:p/>
          </draw:line>
          <draw:line draw:style-name="gr9" draw:text-style-name="P3" draw:layer="layout" svg:x1="7.152cm" svg:y1="5.693cm" svg:x2="14.349cm" svg:y2="5.693cm">
            <text:p/>
          </draw:line>
          <draw:line draw:style-name="gr9" draw:text-style-name="P3" draw:layer="layout" svg:x1="7.999cm" svg:y1="7.174cm" svg:x2="7.999cm" svg:y2="8.233cm">
            <text:p/>
          </draw:line>
          <draw:line draw:style-name="gr9" draw:text-style-name="P3" draw:layer="layout" svg:x1="6.729cm" svg:y1="7.174cm" svg:x2="6.729cm" svg:y2="8.233cm">
            <text:p/>
          </draw:line>
          <draw:line draw:style-name="gr9" draw:text-style-name="P3" draw:layer="layout" svg:x1="14.349cm" svg:y1="5.684cm" svg:x2="14.349cm" svg:y2="6.725cm">
            <text:p/>
          </draw:line>
          <draw:line draw:style-name="gr9" draw:text-style-name="P3" draw:layer="layout" svg:x1="14.957cm" svg:y1="5.075cm" svg:x2="14.957cm" svg:y2="6.116cm">
            <text:p/>
          </draw:line>
          <draw:line draw:style-name="gr9" draw:text-style-name="P3" draw:layer="layout" svg:x1="6.479cm" svg:y1="6.42cm" svg:x2="13.676cm" svg:y2="6.42cm">
            <text:p/>
          </draw:line>
          <draw:line draw:style-name="gr9" draw:text-style-name="P3" draw:layer="layout" svg:x1="13.676cm" svg:y1="6.411cm" svg:x2="13.676cm" svg:y2="7.452cm">
            <text:p/>
          </draw:line>
          <draw:line draw:style-name="gr9" draw:text-style-name="P3" draw:layer="layout" svg:x1="12.05cm" svg:y1="4.423cm" svg:x2="9.299cm" svg:y2="7.174cm">
            <text:p/>
          </draw:line>
          <draw:line draw:style-name="gr9" draw:text-style-name="P3" draw:layer="layout" svg:x1="9.3cm" svg:y1="7.174cm" svg:x2="9.3cm" svg:y2="8.233cm">
            <text:p/>
          </draw:line>
          <draw:line draw:style-name="gr9" draw:text-style-name="P3" draw:layer="layout" svg:x1="13.351cm" svg:y1="4.423cm" svg:x2="10.6cm" svg:y2="7.174cm">
            <text:p/>
          </draw:line>
          <draw:line draw:style-name="gr9" draw:text-style-name="P3" draw:layer="layout" svg:x1="10.601cm" svg:y1="7.174cm" svg:x2="10.601cm" svg:y2="8.233cm">
            <text:p/>
          </draw:line>
          <draw:line draw:style-name="gr9" draw:text-style-name="P3" draw:layer="layout" svg:x1="14.552cm" svg:y1="4.423cm" svg:x2="11.801cm" svg:y2="7.174cm">
            <text:p/>
          </draw:line>
          <draw:line draw:style-name="gr9" draw:text-style-name="P3" draw:layer="layout" svg:x1="11.802cm" svg:y1="7.174cm" svg:x2="11.802cm" svg:y2="8.233cm">
            <text:p/>
          </draw:line>
        </draw:g>
        <draw:g>
          <draw:g>
            <draw:polygon draw:style-name="gr6" draw:text-style-name="P8" draw:layer="layout" svg:width="9.948cm" svg:height="3.809cm" svg:x="5.671cm" svg:y="3.423cm" svg:viewBox="0 0 9949 3810" draw:points="0,3810 0,2751 2752,0 9949,0 9949,1057 7197,3810">
              <text:p/>
            </draw:polygon>
            <draw:polygon draw:style-name="gr7" draw:text-style-name="P8" draw:layer="layout" svg:width="9.948cm" svg:height="2.75cm" svg:x="5.671cm" svg:y="3.423cm" svg:viewBox="0 0 9949 2751" draw:points="0,2751 2752,0 9949,0 7197,2751">
              <text:p/>
            </draw:polygon>
            <draw:polygon draw:style-name="gr8" draw:text-style-name="P8" draw:layer="layout" svg:width="2.751cm" svg:height="3.809cm" svg:x="12.868cm" svg:y="3.423cm" svg:viewBox="0 0 2752 3810" draw:points="0,3810 0,2751 2752,0 2752,1057">
              <text:p/>
            </draw:polygon>
          </draw:g>
          <draw:line draw:style-name="gr9" draw:text-style-name="P3" draw:layer="layout" svg:x1="10.75cm" svg:y1="3.423cm" svg:x2="7.999cm" svg:y2="6.174cm">
            <text:p/>
          </draw:line>
          <draw:line draw:style-name="gr9" draw:text-style-name="P3" draw:layer="layout" svg:x1="9.48cm" svg:y1="3.423cm" svg:x2="6.729cm" svg:y2="6.174cm">
            <text:p/>
          </draw:line>
          <draw:line draw:style-name="gr9" draw:text-style-name="P3" draw:layer="layout" svg:x1="7.788cm" svg:y1="4.058cm" svg:x2="14.985cm" svg:y2="4.058cm">
            <text:p/>
          </draw:line>
          <draw:line draw:style-name="gr9" draw:text-style-name="P3" draw:layer="layout" svg:x1="7.153cm" svg:y1="4.693cm" svg:x2="14.35cm" svg:y2="4.693cm">
            <text:p/>
          </draw:line>
          <draw:line draw:style-name="gr9" draw:text-style-name="P3" draw:layer="layout" svg:x1="8cm" svg:y1="6.174cm" svg:x2="8cm" svg:y2="7.233cm">
            <text:p/>
          </draw:line>
          <draw:line draw:style-name="gr9" draw:text-style-name="P3" draw:layer="layout" svg:x1="6.73cm" svg:y1="6.174cm" svg:x2="6.73cm" svg:y2="7.233cm">
            <text:p/>
          </draw:line>
          <draw:line draw:style-name="gr9" draw:text-style-name="P3" draw:layer="layout" svg:x1="14.35cm" svg:y1="4.684cm" svg:x2="14.35cm" svg:y2="5.725cm">
            <text:p/>
          </draw:line>
          <draw:line draw:style-name="gr9" draw:text-style-name="P3" draw:layer="layout" svg:x1="14.958cm" svg:y1="4.075cm" svg:x2="14.958cm" svg:y2="5.116cm">
            <text:p/>
          </draw:line>
          <draw:line draw:style-name="gr9" draw:text-style-name="P3" draw:layer="layout" svg:x1="6.48cm" svg:y1="5.42cm" svg:x2="13.677cm" svg:y2="5.42cm">
            <text:p/>
          </draw:line>
          <draw:line draw:style-name="gr9" draw:text-style-name="P3" draw:layer="layout" svg:x1="13.677cm" svg:y1="5.411cm" svg:x2="13.677cm" svg:y2="6.452cm">
            <text:p/>
          </draw:line>
          <draw:line draw:style-name="gr9" draw:text-style-name="P3" draw:layer="layout" svg:x1="12.051cm" svg:y1="3.423cm" svg:x2="9.3cm" svg:y2="6.174cm">
            <text:p/>
          </draw:line>
          <draw:line draw:style-name="gr9" draw:text-style-name="P3" draw:layer="layout" svg:x1="9.301cm" svg:y1="6.174cm" svg:x2="9.301cm" svg:y2="7.233cm">
            <text:p/>
          </draw:line>
          <draw:line draw:style-name="gr9" draw:text-style-name="P3" draw:layer="layout" svg:x1="13.352cm" svg:y1="3.423cm" svg:x2="10.601cm" svg:y2="6.174cm">
            <text:p/>
          </draw:line>
          <draw:line draw:style-name="gr9" draw:text-style-name="P3" draw:layer="layout" svg:x1="10.602cm" svg:y1="6.174cm" svg:x2="10.602cm" svg:y2="7.233cm">
            <text:p/>
          </draw:line>
          <draw:line draw:style-name="gr9" draw:text-style-name="P3" draw:layer="layout" svg:x1="14.553cm" svg:y1="3.423cm" svg:x2="11.802cm" svg:y2="6.174cm">
            <text:p/>
          </draw:line>
          <draw:line draw:style-name="gr9" draw:text-style-name="P3" draw:layer="layout" svg:x1="11.803cm" svg:y1="6.174cm" svg:x2="11.803cm" svg:y2="7.233cm">
            <text:p/>
          </draw:line>
        </draw:g>
        <draw:g>
          <draw:g>
            <draw:polygon draw:style-name="gr6" draw:text-style-name="P8" draw:layer="layout" svg:width="9.948cm" svg:height="3.809cm" svg:x="5.67cm" svg:y="2.423cm" svg:viewBox="0 0 9949 3810" draw:points="0,3810 0,2751 2752,0 9949,0 9949,1057 7197,3810">
              <text:p/>
            </draw:polygon>
            <draw:polygon draw:style-name="gr7" draw:text-style-name="P8" draw:layer="layout" svg:width="9.948cm" svg:height="2.75cm" svg:x="5.67cm" svg:y="2.423cm" svg:viewBox="0 0 9949 2751" draw:points="0,2751 2752,0 9949,0 7197,2751">
              <text:p/>
            </draw:polygon>
            <draw:polygon draw:style-name="gr8" draw:text-style-name="P8" draw:layer="layout" svg:width="2.751cm" svg:height="3.809cm" svg:x="12.867cm" svg:y="2.423cm" svg:viewBox="0 0 2752 3810" draw:points="0,3810 0,2751 2752,0 2752,1057">
              <text:p/>
            </draw:polygon>
          </draw:g>
          <draw:line draw:style-name="gr9" draw:text-style-name="P3" draw:layer="layout" svg:x1="10.749cm" svg:y1="2.423cm" svg:x2="7.998cm" svg:y2="5.174cm">
            <text:p/>
          </draw:line>
          <draw:line draw:style-name="gr9" draw:text-style-name="P3" draw:layer="layout" svg:x1="9.479cm" svg:y1="2.423cm" svg:x2="6.728cm" svg:y2="5.174cm">
            <text:p/>
          </draw:line>
          <draw:line draw:style-name="gr9" draw:text-style-name="P3" draw:layer="layout" svg:x1="7.787cm" svg:y1="3.058cm" svg:x2="14.984cm" svg:y2="3.058cm">
            <text:p/>
          </draw:line>
          <draw:line draw:style-name="gr9" draw:text-style-name="P3" draw:layer="layout" svg:x1="7.152cm" svg:y1="3.693cm" svg:x2="14.349cm" svg:y2="3.693cm">
            <text:p/>
          </draw:line>
          <draw:line draw:style-name="gr9" draw:text-style-name="P3" draw:layer="layout" svg:x1="7.999cm" svg:y1="5.174cm" svg:x2="7.999cm" svg:y2="6.233cm">
            <text:p/>
          </draw:line>
          <draw:line draw:style-name="gr9" draw:text-style-name="P3" draw:layer="layout" svg:x1="6.729cm" svg:y1="5.174cm" svg:x2="6.729cm" svg:y2="6.233cm">
            <text:p/>
          </draw:line>
          <draw:line draw:style-name="gr9" draw:text-style-name="P3" draw:layer="layout" svg:x1="14.349cm" svg:y1="3.684cm" svg:x2="14.349cm" svg:y2="4.725cm">
            <text:p/>
          </draw:line>
          <draw:line draw:style-name="gr9" draw:text-style-name="P3" draw:layer="layout" svg:x1="14.957cm" svg:y1="3.075cm" svg:x2="14.957cm" svg:y2="4.116cm">
            <text:p/>
          </draw:line>
          <draw:line draw:style-name="gr9" draw:text-style-name="P3" draw:layer="layout" svg:x1="6.479cm" svg:y1="4.42cm" svg:x2="13.676cm" svg:y2="4.42cm">
            <text:p/>
          </draw:line>
          <draw:line draw:style-name="gr9" draw:text-style-name="P3" draw:layer="layout" svg:x1="13.676cm" svg:y1="4.411cm" svg:x2="13.676cm" svg:y2="5.452cm">
            <text:p/>
          </draw:line>
          <draw:line draw:style-name="gr9" draw:text-style-name="P3" draw:layer="layout" svg:x1="12.05cm" svg:y1="2.423cm" svg:x2="9.299cm" svg:y2="5.174cm">
            <text:p/>
          </draw:line>
          <draw:line draw:style-name="gr9" draw:text-style-name="P3" draw:layer="layout" svg:x1="9.3cm" svg:y1="5.174cm" svg:x2="9.3cm" svg:y2="6.233cm">
            <text:p/>
          </draw:line>
          <draw:line draw:style-name="gr9" draw:text-style-name="P3" draw:layer="layout" svg:x1="13.351cm" svg:y1="2.423cm" svg:x2="10.6cm" svg:y2="5.174cm">
            <text:p/>
          </draw:line>
          <draw:line draw:style-name="gr9" draw:text-style-name="P3" draw:layer="layout" svg:x1="10.601cm" svg:y1="5.174cm" svg:x2="10.601cm" svg:y2="6.233cm">
            <text:p/>
          </draw:line>
          <draw:line draw:style-name="gr9" draw:text-style-name="P3" draw:layer="layout" svg:x1="14.552cm" svg:y1="2.423cm" svg:x2="11.801cm" svg:y2="5.174cm">
            <text:p/>
          </draw:line>
          <draw:line draw:style-name="gr9" draw:text-style-name="P3" draw:layer="layout" svg:x1="11.802cm" svg:y1="5.174cm" svg:x2="11.802cm" svg:y2="6.233cm">
            <text:p/>
          </draw:line>
        </draw:g>
        <draw:frame draw:style-name="gr23" draw:text-style-name="P15" draw:layer="layout" svg:width="8.527cm" svg:height="0.712cm" svg:x="5.661cm" svg:y="11.332cm">
          <draw:text-box>
            <text:p text:style-name="P12"><text:span text:style-name="T7">O2o N3n ... <text:s text:c="4"/>P1c .. <text:s text:c="9"/>Z4c</text:span></text:p>
          </draw:text-box>
        </draw:frame>
        <draw:frame draw:style-name="gr23" draw:text-style-name="P15" draw:layer="layout" svg:width="8.527cm" svg:height="0.712cm" draw:transform="rotate (1.5707963267949) translate (5.015cm 11.405cm)">
          <draw:text-box>
            <text:p text:style-name="P12"><text:span text:style-name="T7">O2o N3n ... <text:s text:c="2"/>P1c ... <text:s text:c="2"/>Z4c</text:span></text:p>
          </draw:text-box>
        </draw:frame>
        <draw:line draw:style-name="gr17" draw:text-style-name="P8" draw:layer="layout" svg:x1="5.912cm" svg:y1="10.976cm" svg:x2="12.594cm" svg:y2="5.574cm">
          <text:p/>
        </draw:line>
        <draw:frame draw:style-name="gr24" draw:text-style-name="P2" draw:layer="layout" svg:width="4.745cm" svg:height="0.866cm" draw:transform="rotate (0.78173297196826) translate (4.776cm 5.099cm)">
          <draw:text-box>
            <text:p text:style-name="P1"><text:span text:style-name="T1">NO_BOXES</text:span></text:p>
          </draw:text-box>
        </draw:frame>
        <draw:frame draw:style-name="gr25" draw:text-style-name="P16" draw:layer="layout" svg:width="6.862cm" svg:height="1.102cm" svg:x="6.857cm" svg:y="11.941cm">
          <draw:text-box>
            <text:p text:style-name="P4"><text:span text:style-name="T1">NO_D3_BOX_STATES</text:span></text:p>
          </draw:text-box>
        </draw:frame>
        <draw:frame draw:style-name="gr25" draw:text-style-name="P16" draw:layer="layout" svg:width="6.862cm" svg:height="1.102cm" draw:transform="rotate (1.5707963267949) translate (4.137cm 10.623cm)">
          <draw:text-box>
            <text:p text:style-name="P4"><text:span text:style-name="T1">NO_D3_BOX_STATES</text:span></text:p>
          </draw:text-box>
        </draw:frame>
        <draw:custom-shape draw:style-name="gr26" draw:text-style-name="P8" draw:layer="layout" svg:width="0.564cm" svg:height="0.741cm" svg:x="6.045cm" svg:y="10.271cm">
          <text:p text:style-name="P12"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6" draw:text-style-name="P8" draw:layer="layout" svg:width="0.564cm" svg:height="0.741cm" svg:x="9.607cm" svg:y="5.359cm">
          <text:p text:style-name="P12"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27" draw:text-style-name="P17" draw:layer="layout" svg:width="2.83cm" svg:height="0.788cm" svg:x="8.527cm" svg:y="4.303cm">
          <draw:text-box>
            <text:p text:style-name="P12"><text:span text:style-name="T8">ingestion</text:span></text:p>
          </draw:text-box>
        </draw:frame>
        <draw:frame draw:style-name="gr27" draw:text-style-name="P17" draw:layer="layout" svg:width="3.3cm" svg:height="0.788cm" svg:x="6.106cm" svg:y="9.219cm">
          <draw:text-box>
            <text:p text:style-name="P12"><text:span text:style-name="T8">production</text:span></text:p>
          </draw:text-box>
        </draw:frame>
        <draw:line draw:style-name="gr28" draw:text-style-name="P8" draw:layer="layout" svg:x1="5.685cm" svg:y1="5.709cm" svg:x2="9.408cm" svg:y2="5.709cm">
          <text:p/>
        </draw:line>
        <draw:line draw:style-name="gr28" draw:text-style-name="P8" draw:layer="layout" svg:x1="9.868cm" svg:y1="6.191cm" svg:x2="9.868cm" svg:y2="11.226cm">
          <text:p/>
        </draw:line>
        <draw:frame draw:style-name="gr5" draw:text-style-name="P7" draw:layer="layout" svg:width="14.696cm" svg:height="1.279cm" svg:x="2.642cm" svg:y="12.627cm">
          <draw:text-box>
            <text:p text:style-name="P6"><text:span text:style-name="T2">real,target :: D3SOURCE(NO_D3_BOX_STATES,NO_D3_BOX_STATES,NO_BOXE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3" draw:display-name="Arrowheads 13" svg:viewBox="0 0 2000 2000" svg:d="m1000 0-1000 2000h400l600-1500 600 1500h400z"/>
    <draw:marker draw:name="Arrowheads_20_14" draw:display-name="Arrowheads 14" svg:viewBox="0 0 2000 2000" svg:d="m1000 0-1000 2000h400l600-1500 600 1500h400z"/>
    <draw:marker draw:name="Rounded_20_large_20_Arrow" draw:display-name="Rounded large Arrow" svg:viewBox="0 0 1131 2256" svg:d="m1127 2120-449-2006-9-42-25-39-38-25-38-8-43 8-38 25-25 39-9 42-449 2006v13l-4 9 9 42 25 38 38 25 42 9h903l42-9 38-25 26-38 8-42v-9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0.3$MacOSX_x86 LibreOffice_project/53fd80e80f44edd735c18dbc5b6cde811e0a15c</meta:generator>
    <meta:creation-date>2004-12-11T00:03:11</meta:creation-date>
    <dc:date>2013-03-14T14:28:59</dc:date>
    <dc:language>en-US</dc:language>
    <meta:editing-cycles>31</meta:editing-cycles>
    <meta:editing-duration>PT4H16M8S</meta:editing-duration>
    <meta:document-statistic meta:object-count="219"/>
    <meta:user-defined meta:name="Info 1"/>
    <meta:user-defined meta:name="Info 2"/>
    <meta:user-defined meta:name="Info 3"/>
    <meta:user-defined meta:name="Info 4"/>
  </office:meta>
</office:document-meta>
</file>